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x-locale-body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language="fr" fo:country="FR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en" fo:country="US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fo:font-size="16pt" fo:language="fr" fo:country="FR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99" fo:font-size="13pt" fo:language="fr" fo:country="FR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fr" fo:country="FR"/>
    </style:style>
    <style:style style:name="P13" style:family="paragraph" style:parent-style-name="Standard">
      <style:paragraph-properties fo:text-align="start" style:justify-single-word="false"/>
      <style:text-properties fo:color="#000066" style:text-outline="false" style:text-line-through-style="none" style:font-name="Arial" fo:font-size="13pt" fo:language="fr" fo:country="FR" fo:font-style="normal" fo:text-shadow="none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fr" fo:country="FR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fr" fo:country="FR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99"/>
    </style:style>
    <style:style style:name="T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16pt" fo:language="fr" fo:country="FR" fo:font-weight="bold" style:font-size-asian="16pt" style:font-weight-asian="bold" style:font-size-complex="16pt" style:font-weight-complex="bold"/>
    </style:style>
    <style:style style:name="T7" style:family="text">
      <style:text-properties fo:color="#000000"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font-name="Arial" fo:font-size="15pt" fo:font-style="normal" fo:text-shadow="none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 style:text-emphasize="none" style:text-overline-style="none" style:text-overline-color="font-color"/>
    </style:style>
    <style:style style:name="T13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language="fr" fo:country="FR"/>
    </style:style>
    <style:style style:name="T15" style:family="text">
      <style:text-properties fo:color="#000066" style:text-underline-style="solid" style:text-underline-width="auto" style:text-und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>10 recommandations pour améliorer le SEO du site.</text:p>
      <text:p text:style-name="P2"/>
      <text:p text:style-name="P2"/>
      <text:p text:style-name="P3">1.Mettre les bons mots clés aux bons endroits. <text:s/><text:line-break/><text:tab/><text:span text:style-name="T2">Le mot clés principal est "entreprise web design Lyon"</text:span></text:p>
      <text:p text:style-name="P3"><text:tab/></text:p>
      <text:p text:style-name="P3"><text:tab/><text:span text:style-name="T1">- Inclure le mot clés principal dans la balise &lt;title&gt;.<text:line-break/><text:tab/>- Enlever la &lt;meta&gt; Keywords.</text:span></text:p>
      <text:p text:style-name="P10"><text:tab/>- Inclure le mot clés principal ainsi que d'autres mots clés pertinents <text:s/>dans une phrase <text:tab/>descriptif de la page du site web dans la &lt;meta&gt; description.</text:p>
      <text:p text:style-name="P10"><text:tab/>- Inclure <text:s/>le mot clés principal dans le &lt;h1&gt;.</text:p>
      <text:p text:style-name="P10"><text:tab/>- Mettre les sous titres en &lt;h2&gt;, ils contiennent des mots clés.<text:line-break/><text:tab/>- Faire une description courte des images dans l'attribut alt contenant des mots clés.</text:p>
      <text:p text:style-name="P10"><text:tab/>- Inclure le mot clés principal dans l'URL. <text:s/></text:p>
      <text:p text:style-name="P10"/>
      <text:p text:style-name="P10">source : <text:span text:style-name="T4">- https://support.google.com/webmasters/answer/7451184?h</text:span></text:p>
      <text:p text:style-name="P11"/>
      <text:p text:style-name="P9">2.Indiquer la langue de la page web (accessibilité)</text:p>
      <text:p text:style-name="P9"/>
      <text:p text:style-name="P12"><text:span text:style-name="T5"><text:tab/>- </text:span><text:span text:style-name="T8">changer "default" par "fr" dans la balise &lt;html lang&gt; sinon </text:span><text:span text:style-name="T9">les <text:tab/>lecteurs d'écran utiliseront la lange paramétrée par le système d'exploitation, ce qui <text:tab/>pourra entraîner des défauts de prononciations.</text:span><text:span text:style-name="T8"> </text:span></text:p>
      <text:p text:style-name="P9"/>
      <text:p text:style-name="P1"><text:span text:style-name="T6">source : </text:span><text:a xlink:type="simple" xlink:href="https://developer.mozilla.org/fr/docs/Web/HTML/Element/html" text:style-name="Internet_20_link" text:visited-style-name="Visited_20_Internet_20_Link"><text:span text:style-name="T14">https://developer.mozilla.org/fr/docs/Web/HTML/Element/html</text:span></text:a><text:span text:style-name="T6"> </text:span></text:p>
      <text:p text:style-name="P12"/>
      <text:p text:style-name="P12"><text:span text:style-name="T3">3.</text:span><text:span text:style-name="T10">Indiquer les bonnes metadonées de la page web.</text:span></text:p>
      <text:p text:style-name="P3"/>
      <text:p text:style-name="P3"><text:tab/><text:span text:style-name="T18">-</text:span><text:span text:style-name="T17"> Ajouter des &lt;meta&gt; open graph pour les reseaux sociaux.</text:span></text:p>
      <text:p text:style-name="P14"><text:span text:style-name="T16"><text:tab/>-</text:span><text:span text:style-name="T13">définir une balise canonique pour les moteurs de recherche l'URL.</text:span></text:p>
      <text:p text:style-name="P6"><text:tab/>- favicon? png/jpg</text:p>
      <text:p text:style-name="P5"><text:tab/></text:p>
      <text:p text:style-name="P5"/>
      <text:p text:style-name="P12"><text:span text:style-name="T12">4. Ameliorer la performance du site.</text:span><text:span text:style-name="T11"><text:line-break/><text:line-break/><text:tab/>- </text:span><text:span text:style-name="T7">redimensionner et compresser les images avant de les mètres sur notre site.</text:span></text:p>
      <text:p text:style-name="P7"/>
      <text:p text:style-name="P7">source : <text:span text:style-name="T15">https://kinsta.com/fr/blog/optimiser-les-images-pour-le-web/</text:span></text:p>
      <text:p text:style-name="P13"/>
      <text:p text:style-name="P8">5. Eviter le "Black hat"</text:p>
      <text:p text:style-name="P8"><text:soft-page-break/></text:p>
      <text:p text:style-name="P8"><text:tab/>- Ne pas mettre de mots cles chaches dans la page.</text:p>
      <text:p text:style-name="P8"/>
      <text:p text:style-name="P8">6. Assurer une bonne accessibilite du site.</text:p>
      <text:p text:style-name="P8"/>
      <text:p text:style-name="P8"><text:tab/>- </text:p>
      <text:p text:style-name="P7"/>
      <text:p text:style-name="P15">10. Avoir une bonne stratégie de liens.</text:p>
      <text:p text:style-name="P15"/>
      <text:p text:style-name="P15"><text:s/>- </text:p>
      <text:p text:style-name="P7"><text:s/></text:p>
      <text:p text:style-name="P5"/>
      <text:p text:style-name="P5"/>
      <text:p text:style-name="P12"><text:line-break/></text:p>
      <text:p text:style-name="P3"/>
      <text:p text:style-name="P10"/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x-locale-body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tarr</meta:initial-creator>
    <meta:creation-date>2020-04-17T06:48:37.60</meta:creation-date>
    <dc:date>2020-04-21T02:20:02.21</dc:date>
    <dc:creator>yann tarr</dc:creator>
    <meta:editing-duration>P1DT17H29M5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2" meta:paragraph-count="28" meta:word-count="239" meta:character-count="1572"/>
  </office:meta>
</office:document-meta>
</file>